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rsid="000a786b" officeooo:paragraph-rsid="000a786b" fo:background-color="transparen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cpi2">
      <style:text-properties fo:background-color="transparent"/>
    </style:style>
    <style:style style:name="P6" style:family="paragraph" style:parent-style-name="scpi0">
      <style:text-properties fo:background-color="transparent"/>
    </style:style>
    <style:style style:name="P7" style:family="paragraph" style:parent-style-name="scpi1">
      <style:text-properties fo:background-color="transparent"/>
    </style:style>
    <style:style style:name="P8" style:family="paragraph" style:parent-style-name="scpi3">
      <style:text-properties fo:background-color="transparent"/>
    </style:style>
    <style:style style:name="P9" style:family="paragraph" style:parent-style-name="note">
      <style:text-properties fo:font-style="normal" style:font-style-asian="normal" style:font-style-complex="normal"/>
    </style:style>
    <style:style style:name="P10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officeooo:rsid="0004c5cc"/>
    </style:style>
    <style:style style:name="T2" style:family="text">
      <style:text-properties fo:font-size="10.5pt"/>
    </style:style>
    <style:style style:name="T3" style:family="text">
      <style:text-properties officeooo:rsid="0006637f"/>
    </style:style>
    <style:style style:name="T4" style:family="text">
      <style:text-properties officeooo:rsid="000842d8"/>
    </style:style>
  </office:automatic-styles>
  <office:body>
    <office:text>
      <office:forms form:automatic-focus="false" form:apply-design-mode="false"/>
      <text:tracked-changes>
        <text:changed-region xml:id="ct55952992" text:id="ct5595299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57047680" text:id="ct5704768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57049792" text:id="ct57049792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55478176" text:id="ct55478176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55537184" text:id="ct55537184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56432720" text:id="ct56432720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55814816" text:id="ct55814816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55816736" text:id="ct55816736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824917878089433411" text:style-name="Outline">
        <text:list-item>
          <text:h text:style-name="P10" text:outline-level="1"><text:bookmark text:name="Section 11"/>SCPI commands scheduled for the <text:span text:style-name="T1">v1.0</text:span></text:h>
        </text:list-item>
      </text:list>
      <text:p text:style-name="Standard"/>
      <text:p text:style-name="P9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6">DCL</text:p>
          </table:table-cell>
          <table:table-cell table:style-name="Table101.A2" office:value-type="string">
            <text:p text:style-name="P4">Requires the client (controller) to send a <text:span text:style-name="T2">"</text:span>DCL\n<text:span text:style-name="T2">"</text:span> string</text:p>
          </table:table-cell>
        </table:table-row>
        <table:table-row>
          <table:table-cell table:style-name="Table101.A2" office:value-type="string">
            <text:p text:style-name="P6">*SRE</text:p>
          </table:table-cell>
          <table:table-cell table:style-name="Table101.A2" office:value-type="string">
            <text:p text:style-name="P4">Sets the value of the Service Request Enable register</text:p>
          </table:table-cell>
        </table:table-row>
        <table:table-row>
          <table:table-cell table:style-name="Table101.A4" office:value-type="string">
            <text:p text:style-name="P6">CALibration</text:p>
          </table:table-cell>
          <table:table-cell table:style-name="Table101.A4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7">:TEMPerature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5">[:DATA] {&lt;new value&gt;}</text:p>
          </table:table-cell>
          <table:table-cell table:style-name="Table101.A2" office:value-type="string">
            <text:p text:style-name="P4">Enters the calibration value</text:p>
          </table:table-cell>
        </table:table-row>
        <table:table-row>
          <table:table-cell table:style-name="Table101.A2" office:value-type="string">
            <text:p text:style-name="P6">SYSTem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7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8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8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8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8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8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8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8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8">:SMASk {&lt;mask&gt;}</text:p>
          </table:table-cell>
          <table:table-cell table:style-name="Table101.A2" office:value-type="string">
            <text:p text:style-name="P4">Sets the subnet mask</text:p>
          </table:table-cell>
        </table:table-row>
        <table:table-row>
          <table:table-cell table:style-name="Table101.A2" office:value-type="string">
            <text:p text:style-name="P5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5">:SERial</text:p>
          </table:table-cell>
          <table:table-cell table:style-name="Table101.A2" office:value-type="string">
            <text:p text:style-name="P2">Serial (via USB) communication parameters</text:p>
          </table:table-cell>
        </table:table-row>
        <table:table-row>
          <table:table-cell table:style-name="Table101.A2" office:value-type="string">
            <text:p text:style-name="P8">:BAUD {&lt;speed&gt;}</text:p>
          </table:table-cell>
          <table:table-cell table:style-name="Table101.A2" office:value-type="string">
            <text:p text:style-name="P2">Sets the baud rate</text:p>
          </table:table-cell>
        </table:table-row>
        <table:table-row>
          <table:table-cell table:style-name="Table101.A2" office:value-type="string">
            <text:p text:style-name="P8">:BITS {&lt;number&gt;}</text:p>
          </table:table-cell>
          <table:table-cell table:style-name="Table101.A2" office:value-type="string">
            <text:p text:style-name="P2">Sets the number of data bits</text:p>
          </table:table-cell>
        </table:table-row>
        <table:table-row>
          <table:table-cell table:style-name="Table101.A2" office:value-type="string">
            <text:p text:style-name="P8">:PARity {&lt;parity&gt;}</text:p>
          </table:table-cell>
          <table:table-cell table:style-name="Table101.A2" office:value-type="string">
            <text:p text:style-name="P2">Sets parity bit</text:p>
          </table:table-cell>
        </table:table-row>
        <table:table-row>
          <table:table-cell table:style-name="Table101.A2" office:value-type="string">
            <text:p text:style-name="P8">SBITs {&lt;number&gt;}</text:p>
          </table:table-cell>
          <table:table-cell table:style-name="Table101.A2" office:value-type="string">
            <text:p text:style-name="P2">Sets the number of stop bits</text:p>
          </table:table-cell>
        </table:table-row>
        <table:table-row>
          <table:table-cell table:style-name="Table101.A2" office:value-type="string">
            <text:p text:style-name="P7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5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55952992"/>:<text:span text:style-name="T3">TIME</text:span><text:change-end text:change-id="ct55952992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<text:change-start text:change-id="ct57047680"/>:<text:span text:style-name="T3">TIMer</text:span><text:change-end text:change-id="ct5704768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57049792"/>[:STATe]<text:change-end text:change-id="ct57049792"/></text:p>
          </table:table-cell>
          <table:table-cell table:style-name="Table101.A2" office:value-type="string">
            <text:p text:style-name="P3"><text:change-start text:change-id="ct55478176"/>Sets the internal timer state<text:change-end text:change-id="ct55478176"/></text:p>
          </table:table-cell>
        </table:table-row>
        <table:table-row>
          <table:table-cell table:style-name="Table101.A2" office:value-type="string">
            <text:p text:style-name="scpi3"><text:change-start text:change-id="ct55537184"/>:<text:span text:style-name="T3">COUNt</text:span><text:change-end text:change-id="ct55537184"/></text:p>
          </table:table-cell>
          <table:table-cell table:style-name="Table101.A2" office:value-type="string">
            <text:p text:style-name="P3"><text:change-start text:change-id="ct56432720"/>Queries the current value of the internal timer<text:change-end text:change-id="ct56432720"/></text:p>
          </table:table-cell>
        </table:table-row>
        <table:table-row>
          <table:table-cell table:style-name="Table101.A2" office:value-type="string">
            <text:p text:style-name="scpi1"><text:change-start text:change-id="ct55814816"/>:<text:span text:style-name="T4">TZONe &lt;hour&gt;</text:span><text:change-end text:change-id="ct55814816"/></text:p>
          </table:table-cell>
          <table:table-cell table:style-name="Table101.A2" office:value-type="string">
            <text:p text:style-name="P3"><text:change-start text:change-id="ct55816736"/>Sets time zone<text:change-end text:change-id="ct55816736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M4 (and beyond)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11. SCPI commands scheduled for M4 (and beyond)</dc:title>
    <meta:document-statistic meta:table-count="1" meta:image-count="0" meta:object-count="0" meta:page-count="1" meta:paragraph-count="64" meta:word-count="212" meta:character-count="1382" meta:non-whitespace-character-count="1234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